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f00c"/>
    </style:style>
    <style:style style:name="P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df00c" officeooo:paragraph-rsid="000df00c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fr" fo:country="FR" officeooo:rsid="000df00c" officeooo:paragraph-rsid="000df00c"/>
    </style:style>
    <style:style style:name="P4" style:family="paragraph" style:parent-style-name="Standard">
      <style:text-properties fo:language="fr" fo:country="FR" officeooo:rsid="000df00c" officeooo:paragraph-rsid="000f2238"/>
    </style:style>
    <style:style style:name="P5" style:family="paragraph" style:parent-style-name="Standard">
      <style:text-properties fo:language="fr" fo:country="FR" officeooo:paragraph-rsid="000df00c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officeooo:rsid="000e7eb3" officeooo:paragraph-rsid="000e7eb3"/>
    </style:style>
    <style:style style:name="P7" style:family="paragraph" style:parent-style-name="Standard">
      <style:text-properties fo:language="fr" fo:country="FR" officeooo:rsid="000e7eb3" officeooo:paragraph-rsid="000e7eb3"/>
    </style:style>
    <style:style style:name="P8" style:family="paragraph" style:parent-style-name="Standard">
      <style:text-properties fo:language="fr" fo:country="FR" officeooo:rsid="000f2238" officeooo:paragraph-rsid="000f2238"/>
    </style:style>
    <style:style style:name="P9" style:family="paragraph" style:parent-style-name="Standard">
      <style:text-properties fo:language="fr" fo:country="FR" fo:font-style="italic" officeooo:rsid="000f2238" officeooo:paragraph-rsid="000f2238" style:font-style-asian="italic" style:font-style-complex="italic"/>
    </style:style>
    <style:style style:name="P10" style:family="paragraph" style:parent-style-name="Standard">
      <style:text-properties officeooo:paragraph-rsid="000f2238"/>
    </style:style>
    <style:style style:name="P11" style:family="paragraph" style:parent-style-name="Standard">
      <style:text-properties fo:language="fr" fo:country="FR" officeooo:rsid="000e7eb3" officeooo:paragraph-rsid="000e7eb3"/>
    </style:style>
    <style:style style:name="P12" style:family="paragraph" style:parent-style-name="Standard">
      <style:text-properties fo:language="fr" fo:country="FR" officeooo:rsid="000e7eb3" officeooo:paragraph-rsid="000f5050"/>
    </style:style>
    <style:style style:name="P13" style:family="paragraph" style:parent-style-name="Standard">
      <style:text-properties fo:language="fr" fo:country="FR" officeooo:rsid="000f5050" officeooo:paragraph-rsid="000f5050"/>
    </style:style>
    <style:style style:name="P14" style:family="paragraph" style:parent-style-name="Standard">
      <style:text-properties officeooo:rsid="000f5050" officeooo:paragraph-rsid="000f5050"/>
    </style:style>
    <style:style style:name="P15" style:family="paragraph" style:parent-style-name="Standard">
      <style:text-properties officeooo:paragraph-rsid="000e7eb3"/>
    </style:style>
    <style:style style:name="T1" style:family="text">
      <style:text-properties officeooo:rsid="000df00c"/>
    </style:style>
    <style:style style:name="T2" style:family="text">
      <style:text-properties officeooo:rsid="000e7e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2238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df00c"/>
    </style:style>
    <style:style style:name="T7" style:family="text">
      <style:text-properties fo:language="fr" fo:country="FR" officeooo:rsid="000e7eb3"/>
    </style:style>
    <style:style style:name="T8" style:family="text">
      <style:text-properties fo:language="fr" fo:country="FR" officeooo:rsid="000f2238"/>
    </style:style>
    <style:style style:name="T9" style:family="text">
      <style:text-properties fo:language="fr" fo:country="FR" officeooo:rsid="00112d4d"/>
    </style:style>
    <style:style style:name="T10" style:family="text">
      <style:text-properties officeooo:rsid="000f5050"/>
    </style:style>
    <style:style style:name="T11" style:family="text">
      <style:text-properties officeooo:rsid="00112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f :</text:p>
      <text:p text:style-name="P3"/>
      <text:p text:style-name="P4">Tiens ? Je crois c'est la première fois que <text:span text:style-name="T2">l'on se</text:span> re<text:span text:style-name="T4">n</text:span>contre. </text:p>
      <text:p text:style-name="P4">Tu dois être @charac ? Ton école m'a prévenu de ton arrivée.</text:p>
      <text:p text:style-name="P3"/>
      <text:p text:style-name="P3">Je me présente : je suis le professeur Chen, chercheur en pokemon<text:span text:style-name="T10">s</text:span>. Je suis venu dans cette région pour poursuivre mes recherches.</text:p>
      <text:p text:style-name="P3"/>
      <text:p text:style-name="P3"/>
      <text:p text:style-name="P1"><text:span text:style-name="T6">Je sais que tu es venu pour nous aider, mais </text:span><text:span text:style-name="T7">comme tu peux le voir, </text:span><text:span text:style-name="T6">notre équipe au laboratoire est </text:span><text:span text:style-name="T8">bien remplie</text:span><text:span text:style-name="T6">. Ce qu'il nous manque, ce sont des relevés terrain. Nous avons besoin de données sur les combats, les évolutions et tout ce qui est lié aux pokemons dans leur état naturel.</text:span></text:p>
      <text:p text:style-name="P5"/>
      <text:p text:style-name="P5"><text:span text:style-name="T1">Si cela te convient, </text:span><text:span text:style-name="T2">tu veux</text:span><text:span text:style-name="T1"> bien t'en charger ? </text:span><text:span text:style-name="T2">Tu pourras en profiter pour explorer la région et te confronter aux défis représenter par les arènes.</text:span></text:p>
      <text:p text:style-name="P5"/>
      <text:p text:style-name="P6">Oui / Non</text:p>
      <text:p text:style-name="P7"/>
      <text:p text:style-name="P7"/>
      <text:p text:style-name="P7"><text:span text:style-name="T3">Oui</text:span> : </text:p>
      <text:p text:style-name="P7"/>
      <text:p text:style-name="P7">Parfait ! Ton pokedex enregistre automatiquement les données des pokemons que tu rencontre<text:span text:style-name="T10">ra</text:span>s, mais il faudra que tu viennes me les apporter par toi même de temps à autre.</text:p>
      <text:p text:style-name="P7"/>
      <text:p text:style-name="P7">++ Quête Arènes, Ligue, Capturer des pokemons, Faire des combats, Faire évoluer des pokemons</text:p>
      <text:p text:style-name="P7"/>
      <text:p text:style-name="P13">Je t'offre ces pokeballs pour capturer tes premiers pokemons. N'hésite pas à en racheter !</text:p>
      <text:p text:style-name="P13"/>
      <text:p text:style-name="P13">+ offrir pokeballs.</text:p>
      <text:p text:style-name="P7"/>
      <text:p text:style-name="P7"/>
      <text:p text:style-name="P7"><text:span text:style-name="T3">Non</text:span> : </text:p>
      <text:p text:style-name="P7"/>
      <text:p text:style-name="P7">Vraiment ? Je suis surpris. Enfin, j'imagine que je ne peux pas te forcer. N'hésite pas à demander à mes assistants s'ils ont quelque chose à te confier.</text:p>
      <text:p text:style-name="P7"/>
      <text:p text:style-name="P7"/>
      <text:p text:style-name="P8">=&gt; Question</text:p>
      <text:p text:style-name="P8"/>
      <text:p text:style-name="P10"><text:span text:style-name="T4">Alors</text:span> @charac, as-tu décidé ce que tu voulais faire ? </text:p>
      <text:p text:style-name="P9">Affronter la ligue / Explorer la région</text:p>
      <text:p text:style-name="P7"/>
      <text:p text:style-name="P8">=&gt; Réponse</text:p>
      <text:p text:style-name="P8"/>
      <text:p text:style-name="P14"><text:span text:style-name="T5">Bon voyage à toi ! N'oublie pas de revenir de temps à autre, pour me ramener les données sur les pokemons.</text:span></text:p>
      <text:p text:style-name="P7"/>
      <text:p text:style-name="P7"/>
      <text:p text:style-name="P7"/>
      <text:p text:style-name="P7"><text:span text:style-name="T3">Autres :</text:span> </text:p>
      <text:p text:style-name="P7"/>
      <text:p text:style-name="P7">Tu peux utiliser la machine derrière moi pour te soigner.</text:p>
      <text:p text:style-name="P7"><text:soft-page-break/></text:p>
      <text:p text:style-name="P15"><text:span text:style-name="T7">Mes assistants fon</text:span><text:span text:style-name="T9">t</text:span><text:span text:style-name="T7"> un excellent travail, mais j'aimerai qu'ils prennent plus de temps pour eux-mêmes. J'ai parfois l'impression qu'ils passent leurs journées dans le laboratoire.</text:span></text:p>
      <text:p text:style-name="P7"/>
      <text:p text:style-name="P12"><text:span text:style-name="T10">Les dresseurs dans cette région sont coriaces et ils n'hésitent pas à lancer des défis, même face à plus fort qu'eux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12:33.382000000</meta:creation-date>
    <meta:generator>LibreOffice/7.0.1.2$Windows_X86_64 LibreOffice_project/7cbcfc562f6eb6708b5ff7d7397325de9e764452</meta:generator>
    <dc:date>2021-03-24T10:29:54.802000000</dc:date>
    <meta:editing-duration>PT53M3S</meta:editing-duration>
    <meta:editing-cycles>3</meta:editing-cycles>
    <meta:document-statistic meta:table-count="0" meta:image-count="0" meta:object-count="0" meta:page-count="2" meta:paragraph-count="23" meta:word-count="324" meta:character-count="1822" meta:non-whitespace-character-count="1516"/>
  </office:meta>
</office:document-meta>
</file>